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04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2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7"/>
    <style:style style:name="ce3" style:family="table-cell" style:parent-style-name="Default" style:data-style-name="N107">
      <style:text-properties style:font-name="Liberation Serif" style:font-name-asian="Droid Sans Fallback" style:font-name-complex="FreeSans"/>
    </style:style>
    <style:style style:name="ce4" style:family="table-cell" style:parent-style-name="Default" style:data-style-name="N107">
      <style:text-properties style:font-name="Liberation Sans" style:font-name-asian="Droid Sans Fallback" style:font-name-complex="FreeSans"/>
    </style:style>
    <style:style style:name="ce5" style:family="table-cell" style:parent-style-name="Default" style:data-style-name="N61"/>
  </office:automatic-styles>
  <office:body>
    <office:spreadsheet>
      <table:table table:name="Slope U_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DC</text:p>
          </table:table-cell>
          <table:table-cell/>
          <table:table-cell table:style-name="ce2" table:formula="of:=1.6*10^(-19)" office:value-type="float" office:value="1.6E-019" calcext:value-type="float">
            <text:p>1,60000E-19</text:p>
          </table:table-cell>
          <table:table-cell/>
          <table:table-cell table:style-name="ce1" office:value-type="string" calcext:value-type="string">
            <text:p>A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=</text:p>
          </table:table-cell>
          <table:table-cell table:style-name="ce2" table:formula="of:=1*10^(-6)" office:value-type="float" office:value="0.000001" calcext:value-type="float">
            <text:p>1,00000E-06</text:p>
          </table:table-cell>
          <table:table-cell table:number-columns-repeated="2"/>
          <table:table-cell office:value-type="string" calcext:value-type="string">
            <text:p>I=</text:p>
          </table:table-cell>
          <table:table-cell table:style-name="ce2" table:formula="of:=1.05*10^(-6)" office:value-type="float" office:value="0.00000105" calcext:value-type="float">
            <text:p>1,05000E-06</text:p>
          </table:table-cell>
          <table:table-cell/>
        </table:table-row>
        <table:table-row table:style-name="ro1">
          <table:table-cell office:value-type="string" calcext:value-type="string">
            <text:p>b=</text:p>
          </table:table-cell>
          <table:table-cell table:number-columns-repeated="3"/>
          <table:table-cell office:value-type="string" calcext:value-type="string">
            <text:p>b=</text:p>
          </table:table-cell>
          <table:table-cell table:number-columns-repeated="3"/>
        </table:table-row>
        <table:table-row table:style-name="ro1">
          <table:table-cell table:style-name="ce2" office:value-type="float" office:value="0.09868" calcext:value-type="float">
            <text:p>9,86800E-02</text:p>
          </table:table-cell>
          <table:table-cell table:style-name="ce2" office:value-type="float" office:value="0.00000030463451912632" calcext:value-type="float">
            <text:p>3,04635E-07</text:p>
          </table:table-cell>
          <table:table-cell table:number-columns-repeated="2"/>
          <table:table-cell table:style-name="ce3" office:value-type="float" office:value="0.00085402337701286" calcext:value-type="float">
            <text:p>8,54023E-04</text:p>
          </table:table-cell>
          <table:table-cell table:style-name="ce3" office:value-type="float" office:value="0.00000017362684242027" calcext:value-type="float">
            <text:p>1,73627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=</text:p>
          </table:table-cell>
          <table:table-cell table:number-columns-repeated="3"/>
          <table:table-cell office:value-type="string" calcext:value-type="string">
            <text:p>ns=</text:p>
          </table:table-cell>
          <table:table-cell table:number-columns-repeated="3"/>
        </table:table-row>
        <table:table-row table:style-name="ro1">
          <table:table-cell table:style-name="ce2" table:formula="of:=([.C2]/[.C1])*1/([.A4])" office:value-type="float" office:value="63336035670855.3" calcext:value-type="float">
            <text:p>6,33360E+13</text:p>
          </table:table-cell>
          <table:table-cell table:style-name="ce2" table:formula="of:=(([.C2]/[.C1])*1/([.A4]-[.B4]))-[.A6]" office:value-type="float" office:value="195524952.703125" calcext:value-type="float">
            <text:p>1,95525E+08</text:p>
          </table:table-cell>
          <table:table-cell table:number-columns-repeated="2"/>
          <table:table-cell table:style-name="ce2" table:formula="of:=([.G2]/[.C1])*1/([.E4])" office:value-type="float" office:value="7.68421588523001E+015" calcext:value-type="float">
            <text:p>7,68422E+15</text:p>
          </table:table-cell>
          <table:table-cell table:style-name="ce2" table:formula="of:=(([.G2]/[.C1])*1/([.E4]-[.F4]))-[.E6]" office:value-type="float" office:value="1562553763542" calcext:value-type="float">
            <text:p>1,56255E+12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L/W=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L/W=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_Längs=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U_Längs=</text:p>
          </table:table-cell>
          <table:table-cell office:value-type="float" office:value="0.0003" calcext:value-type="float">
            <text:p>0,0003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µ=</text:p>
          </table:table-cell>
          <table:table-cell table:number-columns-repeated="3"/>
          <table:table-cell office:value-type="string" calcext:value-type="string">
            <text:p>µ=</text:p>
          </table:table-cell>
          <table:table-cell table:number-columns-repeated="3"/>
        </table:table-row>
        <table:table-row table:style-name="ro1">
          <table:table-cell table:style-name="ce2" table:formula="of:=1/([.A6]*[.$C$1])*1/[.C9]*[.$C$8]" office:value-type="float" office:value="296040000" calcext:value-type="float">
            <text:p>2,96040E+08</text:p>
          </table:table-cell>
          <table:table-cell table:style-name="ce2" table:formula="of:=(1/(([.A6]-[.B6])*[.$C$1])*1/[.C9]*[.$C$8])-[.A11]" office:value-type="float" office:value="913.909199953079" calcext:value-type="float">
            <text:p>9,13909E+02</text:p>
          </table:table-cell>
          <table:table-cell table:number-columns-repeated="2"/>
          <table:table-cell table:style-name="ce2" table:formula="of:=1/([.E6]*[.$C$1])*1/[.G9]*[.$G$8]" office:value-type="float" office:value="16267111.9431021" calcext:value-type="float">
            <text:p>1,62671E+07</text:p>
          </table:table-cell>
          <table:table-cell table:style-name="ce2" table:formula="of:=(1/(([.E6]-[.F6])*[.$C$1])*1/[.G9]*[.$G$8])-[.E11]" office:value-type="float" office:value="3308.52322654426" calcext:value-type="float">
            <text:p>3,30852E+03</text:p>
          </table:table-cell>
          <table:table-cell table:number-columns-repeated="2"/>
        </table:table-row>
      </table:table>
      <table:table table:name="SDHO" table:style-name="ta1"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DC</text:p>
          </table:table-cell>
          <table:table-cell office:value-type="string" calcext:value-type="string">
            <text:p>e/h=</text:p>
          </table:table-cell>
          <table:table-cell table:style-name="ce5" table:formula="of:=2.417989*10^10" office:value-type="float" office:value="24179890000" calcext:value-type="float">
            <text:p>2,42E+10</text:p>
          </table:table-cell>
          <table:table-cell/>
          <table:table-cell table:style-name="ce1" office:value-type="string" calcext:value-type="string">
            <text:p>AC</text:p>
          </table:table-cell>
          <table:table-cell office:value-type="string" calcext:value-type="string">
            <text:p>e/h=</text:p>
          </table:table-cell>
          <table:table-cell table:style-name="ce5" table:formula="of:=2.417989*10^10" office:value-type="float" office:value="24179890000" calcext:value-type="float">
            <text:p>2,42E+1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=</text:p>
          </table:table-cell>
          <table:table-cell table:number-columns-repeated="3"/>
          <table:table-cell office:value-type="string" calcext:value-type="string">
            <text:p>b=</text:p>
          </table:table-cell>
          <table:table-cell table:number-columns-repeated="2"/>
        </table:table-row>
        <table:table-row table:style-name="ro1">
          <table:table-cell table:style-name="ce4" office:value-type="float" office:value="13.1462324068091" calcext:value-type="float">
            <text:p>1,31462E+01</text:p>
          </table:table-cell>
          <table:table-cell table:style-name="ce2" office:value-type="float" office:value="0.0189506527860017" calcext:value-type="float">
            <text:p>1,89507E-02</text:p>
          </table:table-cell>
          <table:table-cell table:number-columns-repeated="2"/>
          <table:table-cell table:style-name="ce2" office:value-type="float" office:value="28.9081133643839" calcext:value-type="float">
            <text:p>2,89081E+01</text:p>
          </table:table-cell>
          <table:table-cell table:style-name="ce2" office:value-type="float" office:value="0.035781917208637" calcext:value-type="float">
            <text:p>3,57819E-02</text:p>
          </table:table-cell>
          <table:table-cell/>
        </table:table-row>
        <table:table-row table:style-name="ro1">
          <table:table-cell office:value-type="string" calcext:value-type="string">
            <text:p>ns=</text:p>
          </table:table-cell>
          <table:table-cell table:number-columns-repeated="3"/>
          <table:table-cell office:value-type="string" calcext:value-type="string">
            <text:p>ns=</text:p>
          </table:table-cell>
          <table:table-cell table:number-columns-repeated="2"/>
        </table:table-row>
        <table:table-row table:style-name="ro1">
          <table:table-cell table:style-name="ce2" table:formula="of:=[.C1]*[.A4]" office:value-type="float" office:value="317874453511.079" calcext:value-type="float">
            <text:p>3,17874E+11</text:p>
          </table:table-cell>
          <table:table-cell table:style-name="ce2" table:formula="of:=[.C1]*([.A4]+[.B4])-[.A6]" office:value-type="float" office:value="458224699.793762" calcext:value-type="float">
            <text:p>4,58225E+08</text:p>
          </table:table-cell>
          <table:table-cell table:number-columns-repeated="2"/>
          <table:table-cell table:style-name="ce2" table:formula="of:=[.G1]*[.E4]" office:value-type="float" office:value="698995001258.333" calcext:value-type="float">
            <text:p>6,98995E+11</text:p>
          </table:table-cell>
          <table:table-cell table:style-name="ce2" table:formula="of:=[.G1]*([.E4]+[.F4])-[.E6]" office:value-type="float" office:value="865202822.093994" calcext:value-type="float">
            <text:p>8,65203E+0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scientific-number number:decimal-places="5" number:min-integer-digits="1" number:min-exponent-digits="2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.00.0000</text:date>, <text:time style:data-style-name="N2" text:time-value="11:55:38.4954553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6T22:44:45.649136370</meta:creation-date>
    <dc:date>2015-09-10T15:41:32.413759854</dc:date>
    <meta:editing-duration>PT1H54M27S</meta:editing-duration>
    <meta:editing-cycles>12</meta:editing-cycles>
    <meta:generator>LibreOffice/4.4.2.2$Linux_X86_64 LibreOffice_project/40m0$Build-2</meta:generator>
    <meta:document-statistic meta:table-count="2" meta:cell-count="53" meta:object-count="0"/>
    <meta:user-defined meta:name="qrichtext">1</meta:user-defined>
  </office:meta>
</office:document-meta>
</file>